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08000000080D04F4C222C88D2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fo:language="en" fo:country="GB" officeooo:rsid="000a97cd" officeooo:paragraph-rsid="0017a84e" style:font-size-asian="11pt" style:font-size-complex="11pt"/>
    </style:style>
    <style:style style:name="P2" style:family="paragraph" style:parent-style-name="Standard">
      <style:text-properties officeooo:rsid="000a97cd" officeooo:paragraph-rsid="000a97cd"/>
    </style:style>
    <style:style style:name="P3" style:family="paragraph" style:parent-style-name="Standard">
      <style:text-properties officeooo:rsid="000a97cd" officeooo:paragraph-rsid="0017a84e"/>
    </style:style>
    <style:style style:name="P4" style:family="paragraph" style:parent-style-name="Standard">
      <style:text-properties style:font-name="Times New Roman" fo:font-size="13pt" fo:language="en" fo:country="GB" fo:font-weight="bold" officeooo:rsid="0004d681" officeooo:paragraph-rsid="000a97cd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language="en" fo:country="GB" officeooo:rsid="000a97cd" officeooo:paragraph-rsid="0017a84e" style:font-size-asian="16pt" style:font-size-complex="16pt"/>
    </style:style>
    <style:style style:name="P6" style:family="paragraph" style:parent-style-name="Standard">
      <style:paragraph-properties fo:margin-top="0.0398in" fo:margin-bottom="0.0398in" loext:contextual-spacing="false" fo:line-height="150%"/>
      <style:text-properties style:font-name="Times New Roman" fo:language="en" fo:country="US" officeooo:rsid="00063ac5" officeooo:paragraph-rsid="000a97cd"/>
    </style:style>
    <style:style style:name="P7" style:family="paragraph" style:parent-style-name="Standard">
      <style:paragraph-properties fo:margin-top="0.0398in" fo:margin-bottom="0.0398in" loext:contextual-spacing="false" fo:line-height="150%"/>
      <style:text-properties style:font-name="Times New Roman" fo:language="en" fo:country="GB" officeooo:rsid="000a97cd" officeooo:paragraph-rsid="000a97cd"/>
    </style:style>
    <style:style style:name="P8" style:family="paragraph">
      <loext:graphic-properties draw:fill="solid" draw:fill-color="#729fcf" draw:opacity="50%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ize="12pt"/>
    </style:style>
    <style:style style:name="P11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opacity="50%"/>
      <style:paragraph-properties fo:text-align="center"/>
      <style:text-properties fo:font-size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opacity="50%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style:paragraph-properties fo:text-align="center"/>
      <style:text-properties fo:font-size="12pt"/>
    </style:style>
    <style:style style:name="P2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officeooo:rsid="0019917d"/>
    </style:style>
    <style:style style:name="T2" style:family="text">
      <style:text-properties officeooo:rsid="0004d681"/>
    </style:style>
    <style:style style:name="T3" style:family="text">
      <style:text-properties officeooo:rsid="0010670e"/>
    </style:style>
    <style:style style:name="T4" style:family="text">
      <style:text-properties officeooo:rsid="00063ac5"/>
    </style:style>
    <style:style style:name="T5" style:family="text">
      <style:text-properties officeooo:rsid="0017a84e"/>
    </style:style>
    <style:style style:name="T6" style:family="text">
      <style:text-properties fo:font-size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1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hu" fo:country="H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0pt" style:font-size-asian="10pt" style:font-size-complex="10pt"/>
    </style:style>
    <style:style style:name="gr1" style:family="graphic">
      <style:graphic-properties draw:fill="solid" draw:fill-color="#729fcf" draw:opacity="50%" draw:textarea-horizontal-align="justify" draw:textarea-vertical-align="middle" draw:auto-grow-height="false" fo:min-height="4.4138in" fo:min-width="1.4165in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0.6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opacity="50%" draw:textarea-horizontal-align="justify" draw:textarea-vertical-align="middle" draw:auto-grow-height="false" fo:min-height="4.3516in" fo:min-width="1.4173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opacity="50%" draw:textarea-horizontal-align="justify" draw:textarea-vertical-align="middle" draw:auto-grow-height="false" fo:min-height="4.2709in" fo:min-width="1.427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draw:textarea-vertical-align="middle" fo:min-height="0.4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draw:textarea-vertical-align="middle" fo:min-height="0.5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0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none" draw:fill-color="#ffffff" draw:textarea-vertical-align="middle" fo:min-height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draw:textarea-vertical-align="middle" fo:min-height="0.5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none" draw:fill-color="#ffffff" draw:textarea-vertical-align="middle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draw:textarea-vertical-align="middle" fo:min-height="0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color="#000000" draw:fill="none" draw:fill-color="#ffffff" draw:textarea-vertical-align="middle" fo:min-height="0.54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21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0.3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4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/></text:p>
      <text:p text:style-name="P5">T<text:span text:style-name="T1">heory</text:span> of Operation <text:span text:style-name="T5">Document</text:span></text:p>
      <text:p text:style-name="P2"/>
      <text:p text:style-name="P4">Description</text:p>
      <text:p text:style-name="P7"><text:span text:style-name="T2">The program is a help tool for online poker players. It is suitable to simulate a </text:span><text:bookmark text:name="result_box"/>poker tournament <text:span text:style-name="T3">with fix limit raise roles</text:span> <text:span text:style-name="T4">and give hints for the users about their next decision according the odds and the current state. </text:span></text:p>
      <text:p text:style-name="P6"/>
      <text:p text:style-name="P6"><draw:frame text:anchor-type="paragraph" draw:z-index="1" draw:name="Shape2" draw:style-name="gr2" draw:text-style-name="P10" svg:width="1.0835in" svg:height="0.2717in" svg:x="0.3618in" svg:y="0.0744in"><draw:text-box><text:p text:style-name="P9"><text:span text:style-name="T6">Player</text:span></text:p></draw:text-box></draw:frame><draw:frame text:anchor-type="paragraph" draw:z-index="2" draw:name="Shape3" draw:style-name="gr3" draw:text-style-name="P12" svg:width="1.2504in" svg:height="0.615in" svg:x="0.2992in" svg:y="0.5535in"><draw:text-box><text:p text:style-name="P11"><text:span text:style-name="T7">Set starting configuration (hand,bets,players)</text:span></text:p></draw:text-box></draw:frame><draw:custom-shape text:anchor-type="paragraph" draw:z-index="3" draw:name="Shape1" draw:style-name="gr4" draw:text-style-name="P13" svg:width="1.4177in" svg:height="4.3516in" svg:x="3.0492in" svg:y="0.4492in"><text:p/><draw:enhanced-geometry svg:viewBox="0 0 21600 21600" draw:type="rectangle" draw:enhanced-path="M 0 0 L 21600 0 21600 21600 0 21600 0 0 Z N"/></draw:custom-shape><draw:frame text:anchor-type="paragraph" draw:z-index="4" draw:name="Shape4" draw:style-name="gr5" draw:text-style-name="P14" svg:width="1.1669in" svg:height="0.4067in" svg:x="5.9244in" svg:y="0.1783in"><draw:text-box><text:p>Gaming Adviser</text:p></draw:text-box></draw:frame><draw:custom-shape text:anchor-type="paragraph" draw:z-index="5" draw:name="Shape1" draw:style-name="gr6" draw:text-style-name="P15" svg:width="1.4276in" svg:height="4.2713in" svg:x="5.7783in" svg:y="0.5327in"><text:p/><draw:enhanced-geometry svg:viewBox="0 0 21600 21600" draw:type="rectangle" draw:enhanced-path="M 0 0 L 21600 0 21600 21600 0 21600 0 0 Z N"/></draw:custom-shape><draw:frame text:anchor-type="paragraph" draw:z-index="6" draw:name="Shape5" draw:style-name="gr7" draw:text-style-name="P16" svg:width="1.0732in" svg:height="0.4689in" svg:x="5.9244in" svg:y="0.6366in"><draw:text-box><text:p text:style-name="P11"><text:span text:style-name="T8">Calculate</text:span> odds</text:p></draw:text-box></draw:frame><draw:frame text:anchor-type="paragraph" draw:z-index="7" draw:name="Shape6" draw:style-name="gr8" draw:text-style-name="P17" svg:width="1.1669in" svg:height="0.5106in" svg:x="5.9035in" svg:y="3.189in"><draw:text-box><text:p text:style-name="P11">Determine the <text:span text:style-name="T8">optimal</text:span> decesion</text:p></draw:text-box></draw:frame><draw:frame text:anchor-type="paragraph" draw:z-index="8" draw:name="Shape7" draw:style-name="gr9" draw:text-style-name="P18" svg:width="1.5941in" svg:height="0.4094in" svg:x="3.1118in" svg:y="0.1445in"><draw:text-box><text:p><text:span text:style-name="T9">Game state manager</text:span></text:p></draw:text-box></draw:frame><draw:line text:anchor-type="paragraph" draw:z-index="9" draw:name="Shape8" draw:style-name="gr10" draw:text-style-name="P9" svg:x1="6.4244in" svg:y1="1.1055in" svg:x2="6.4244in" svg:y2="3.189in"><text:p/></draw:line><draw:frame text:anchor-type="paragraph" draw:z-index="10" draw:name="Shape9" draw:style-name="gr11" draw:text-style-name="P19" svg:width="1.2713in" svg:height="0.6252in" svg:x="3.1118in" svg:y="0.5535in"><draw:text-box><text:p text:style-name="P11"><text:span text:style-name="T8">Starting new torunament</text:span></text:p></draw:text-box></draw:frame><draw:frame text:anchor-type="paragraph" draw:z-index="11" draw:name="Shape10" draw:style-name="gr12" draw:text-style-name="P19" svg:width="1.2087in" svg:height="0.5524in" svg:x="3.1429in" svg:y="1.9807in"><draw:text-box><text:p text:style-name="P11"><text:span text:style-name="T8">Records all step during the game</text:span></text:p></draw:text-box></draw:frame><draw:frame text:anchor-type="paragraph" draw:z-index="12" draw:name="Shape11" draw:style-name="gr13" draw:text-style-name="P19" svg:width="1.2732in" svg:height="0.576in" svg:x="0.289in" svg:y="2.0118in"><draw:text-box><text:p text:style-name="P11"><text:span text:style-name="T8">Give informations about the turnament</text:span></text:p></draw:text-box></draw:frame><draw:frame text:anchor-type="paragraph" draw:z-index="13" draw:name="Shape12" draw:style-name="gr14" draw:text-style-name="P19" svg:width="1.2087in" svg:height="0.5315in" svg:x="0.289in" svg:y="3.1575in"><draw:text-box><text:p text:style-name="P11"><text:span text:style-name="T8">Recives hinted decesion</text:span></text:p></draw:text-box></draw:frame><draw:frame text:anchor-type="paragraph" draw:z-index="14" draw:name="Shape13" draw:style-name="gr15" draw:text-style-name="P19" svg:width="1.2295in" svg:height="0.5421in" svg:x="3.1429in" svg:y="3.2201in"><draw:text-box><text:p text:style-name="P11"><text:span text:style-name="T8">Recives decesion</text:span></text:p></draw:text-box></draw:frame><draw:line text:anchor-type="paragraph" draw:z-index="15" draw:name="Shape8" draw:style-name="gr10" draw:text-style-name="P9" svg:x1="3.7264in" svg:y1="1.1783in" svg:x2="3.7264in" svg:y2="1.9803in"><text:p/></draw:line><draw:line text:anchor-type="paragraph" draw:z-index="16" draw:name="Shape14" draw:style-name="gr16" draw:text-style-name="P9" svg:x1="1.5618in" svg:y1="2.3138in" svg:x2="3.1429in" svg:y2="2.3138in"><text:p/></draw:line><draw:line text:anchor-type="paragraph" draw:z-index="17" draw:name="Shape14" draw:style-name="gr10" draw:text-style-name="P9" svg:x1="1.5618in" svg:y1="2.3138in" svg:x2="3.1429in" svg:y2="2.3138in"><text:p/></draw:line><draw:line text:anchor-type="paragraph" draw:z-index="18" draw:name="Shape14" draw:style-name="gr17" draw:text-style-name="P9" svg:x1="1.4972in" svg:y1="3.4909in" svg:x2="3.1429in" svg:y2="3.4909in"><text:p/></draw:line><draw:line text:anchor-type="paragraph" draw:z-index="19" draw:name="Shape14" draw:style-name="gr17" draw:text-style-name="P9" svg:x1="4.372in" svg:y1="3.4807in" svg:x2="5.9031in" svg:y2="3.4807in"><text:p/></draw:line><draw:line text:anchor-type="paragraph" draw:z-index="20" draw:name="Shape15" draw:style-name="gr16" draw:text-style-name="P20" svg:x1="4.3516in" svg:y1="2.4075in" svg:x2="5.185in" svg:y2="2.4173in"><text:p/></draw:line><draw:line text:anchor-type="paragraph" draw:z-index="21" draw:name="Shape16" draw:style-name="gr16" draw:text-style-name="P9" svg:x1="5.1846in" svg:y1="2.4075in" svg:x2="5.1846in" svg:y2="0.8866in"><text:p/></draw:line><draw:line text:anchor-type="paragraph" draw:z-index="22" draw:name="Shape17" draw:style-name="gr10" draw:text-style-name="P9" svg:x1="5.1846in" svg:y1="0.8866in" svg:x2="5.9244in" svg:y2="0.8866in"><text:p/></draw:line><draw:line text:anchor-type="paragraph" draw:z-index="23" draw:name="Shape14" draw:style-name="gr10" draw:text-style-name="P9" svg:x1="1.5307in" svg:y1="0.8244in" svg:x2="3.1118in" svg:y2="0.8244in"><text:p/></draw:line><draw:frame text:anchor-type="paragraph" draw:z-index="24" draw:name="Shape18" draw:style-name="gr18" draw:text-style-name="P21" svg:width="1.2504in" svg:height="0.2185in" svg:x="1.7055in" svg:y="0.6264in"><draw:text-box><text:p text:style-name="P9"><text:span text:style-name="T10">Send starting state</text:span></text:p></draw:text-box></draw:frame><draw:frame text:anchor-type="paragraph" draw:z-index="25" draw:name="Shape18" draw:style-name="gr19" draw:text-style-name="P21" svg:width="1.1878in" svg:height="0.3205in" svg:x="4.539in" svg:y="2.4693in"><draw:text-box><text:p text:style-name="P9"><text:span text:style-name="T10">Send current state on decesion point</text:span></text:p></draw:text-box></draw:frame><draw:frame text:anchor-type="paragraph" draw:z-index="26" draw:name="Shape18" draw:style-name="gr19" draw:text-style-name="P21" svg:width="0.6567in" svg:height="0.3205in" svg:x="6.4866in" svg:y="1.9598in"><draw:text-box><text:p text:style-name="P9"><text:span text:style-name="T10">Send win chance</text:span></text:p></draw:text-box></draw:frame><draw:frame text:anchor-type="paragraph" draw:z-index="27" draw:name="Shape18" draw:style-name="gr20" draw:text-style-name="P21" svg:width="0.7815in" svg:height="0.4803in" svg:x="4.8618in" svg:y="3.5327in"><draw:text-box><text:p text:style-name="P9"><text:span text:style-name="T10">Send decesion to manager</text:span></text:p></draw:text-box></draw:frame><draw:frame text:anchor-type="paragraph" draw:z-index="28" draw:name="Shape18" draw:style-name="gr20" draw:text-style-name="P21" svg:width="0.7815in" svg:height="0.4803in" svg:x="1.9346in" svg:y="3.5638in"><draw:text-box><text:p text:style-name="P9"><text:span text:style-name="T10">Send decesion to player</text:span></text:p></draw:text-box></draw:frame><draw:frame text:anchor-type="paragraph" draw:z-index="29" draw:name="Shape18" draw:style-name="gr20" draw:text-style-name="P21" svg:width="0.7815in" svg:height="0.4803in" svg:x="1.9035in" svg:y="2.3972in"><draw:text-box><text:p text:style-name="P9"><text:span text:style-name="T10">Send game steps </text:span></text:p></draw:text-box></draw:frame><draw:custom-shape text:anchor-type="paragraph" draw:z-index="0" draw:name="Shape1" draw:style-name="gr1" draw:text-style-name="P8" svg:width="1.4169in" svg:height="4.4142in" svg:x="0.2161in" svg:y="0.4283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Empty" xlink:href="Pictures/1000000000000008000000080D04F4C222C88D2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opacity="10%"/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fo:language="en" fo:country="GB" officeooo:rsid="000a97cd" officeooo:paragraph-rsid="0017a84e" style:font-size-asian="11pt" style:font-size-complex="11pt"/>
    </style:style>
    <style:style style:name="MT1" style:family="text">
      <style:text-properties officeooo:rsid="0019917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Poker <text:span text:style-name="MT1">Challeng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3:14:57.199000000</meta:creation-date>
    <dc:date>2016-09-12T14:56:58.774381362</dc:date>
    <meta:editing-duration>PT16M18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47" meta:character-count="278" meta:non-whitespace-character-count="233"/>
  </office:meta>
</office:document-meta>
</file>